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do section- for article in self.getInvestigationArticles()</text:p></office:annotation><text:span text:style-name="T6"> </text:span><text:span text:style-name="T6"><office:annotation><dc:creator>Stéphan Geulette</dc:creator><dc:date>2011-04-11T13:26:13</dc:date><text:p text:style-name="P25">do text</text:p><text:p text:style-name="P25">from xhtml(tool.decorateHTML( 'police24', self.getTerm('investigationarticles', article).getFormattedDescription()))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do text if urbanEventObj.getClaimsDate()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do text if urbanEventObj.getExplanationsDate()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4pt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24pt" style:font-name-asian="OpenSymbol" style:font-size-asian="21pt" style:font-name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>                 A V I S     </dc:title>
    <meta:initial-creator>RGASPARD</meta:initial-creator>
    <meta:creation-date>2009-01-20T13:54:00</meta:creation-date>
    <dc:creator>sde </dc:creator>
    <dc:date>2012-02-15T13:44:17</dc:date>
    <meta:print-date>2008-09-03T13:50:00</meta:print-date>
    <meta:editing-cycles>36</meta:editing-cycles>
    <meta:editing-duration>PT1H38M3S</meta:editing-duration>
    <meta:document-statistic meta:table-count="0" meta:image-count="0" meta:object-count="0" meta:page-count="2" meta:paragraph-count="18" meta:word-count="122" meta:character-count="1158" meta:non-whitespace-character-count="1053"/>
    <meta:user-defined meta:name="Info 1"/>
    <meta:user-defined meta:name="Info 2"/>
    <meta:user-defined meta:name="Info 3"/>
    <meta:user-defined meta:name="Info 4"/>
  </office:meta>
</office:document-meta>
</file>